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693cm"/>
    </style:style>
    <style:style style:name="Tabela1.B" style:family="table-column">
      <style:table-column-properties style:column-width="1.801cm"/>
    </style:style>
    <style:style style:name="Tabela1.C" style:family="table-column">
      <style:table-column-properties style:column-width="2.124cm"/>
    </style:style>
    <style:style style:name="Tabela1.D" style:family="table-column">
      <style:table-column-properties style:column-width="2.891cm"/>
    </style:style>
    <style:style style:name="Tabela1.E" style:family="table-column">
      <style:table-column-properties style:column-width="2.575cm"/>
    </style:style>
    <style:style style:name="Tabela1.F" style:family="table-column">
      <style:table-column-properties style:column-width="4.91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5.884cm" table:align="left"/>
    </style:style>
    <style:style style:name="Tabela2.A" style:family="table-column">
      <style:table-column-properties style:column-width="1.961cm"/>
    </style:style>
    <style:style style:name="Tabela2.B" style:family="table-column">
      <style:table-column-properties style:column-width="1.66cm"/>
    </style:style>
    <style:style style:name="Tabela2.C" style:family="table-column">
      <style:table-column-properties style:column-width="2.263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✅ Diferenças fundamentais</text:h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header-rows>
          <table:table-row>
            <table:table-cell table:style-name="Tabela1.A1" office:value-type="string">
              <text:p text:style-name="Table_20_Heading">Estrutura</text:p>
            </table:table-cell>
            <table:table-cell table:style-name="Tabela1.A1" office:value-type="string">
              <text:p text:style-name="Table_20_Heading">Mutável?</text:p>
            </table:table-cell>
            <table:table-cell table:style-name="Tabela1.A1" office:value-type="string">
              <text:p text:style-name="Table_20_Heading">Ordenada?</text:p>
            </table:table-cell>
            <table:table-cell table:style-name="Tabela1.A1" office:value-type="string">
              <text:p text:style-name="Table_20_Heading">Permite repetição?</text:p>
            </table:table-cell>
            <table:table-cell table:style-name="Tabela1.A1" office:value-type="string">
              <text:p text:style-name="Table_20_Heading">Indexada?</text:p>
            </table:table-cell>
            <table:table-cell table:style-name="Tabela1.A1" office:value-type="string">
              <text:p text:style-name="Table_20_Heading">Uso principal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Lista (list)</text:span></text:p>
          </table:table-cell>
          <table:table-cell table:style-name="Tabela1.A1" office:value-type="string">
            <text:p text:style-name="Table_20_Contents">✅ Sim</text:p>
          </table:table-cell>
          <table:table-cell table:style-name="Tabela1.A1" office:value-type="string">
            <text:p text:style-name="Table_20_Contents">✅ Sim</text:p>
          </table:table-cell>
          <table:table-cell table:style-name="Tabela1.A1" office:value-type="string">
            <text:p text:style-name="Table_20_Contents">✅ Sim</text:p>
          </table:table-cell>
          <table:table-cell table:style-name="Tabela1.A1" office:value-type="string">
            <text:p text:style-name="Table_20_Contents">✅ Sim</text:p>
          </table:table-cell>
          <table:table-cell table:style-name="Tabela1.A1" office:value-type="string">
            <text:p text:style-name="Table_20_Contents">Sequências modificávei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Tupla (tuple)</text:span></text:p>
          </table:table-cell>
          <table:table-cell table:style-name="Tabela1.A1" office:value-type="string">
            <text:p text:style-name="Table_20_Contents">❌ Não</text:p>
          </table:table-cell>
          <table:table-cell table:style-name="Tabela1.A1" office:value-type="string">
            <text:p text:style-name="Table_20_Contents">✅ Sim</text:p>
          </table:table-cell>
          <table:table-cell table:style-name="Tabela1.A1" office:value-type="string">
            <text:p text:style-name="Table_20_Contents">✅ Sim</text:p>
          </table:table-cell>
          <table:table-cell table:style-name="Tabela1.A1" office:value-type="string">
            <text:p text:style-name="Table_20_Contents">✅ Sim</text:p>
          </table:table-cell>
          <table:table-cell table:style-name="Tabela1.A1" office:value-type="string">
            <text:p text:style-name="Table_20_Contents">Dados imutávei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icionário (dict)</text:span></text:p>
          </table:table-cell>
          <table:table-cell table:style-name="Tabela1.A1" office:value-type="string">
            <text:p text:style-name="Table_20_Contents">✅ Sim</text:p>
          </table:table-cell>
          <table:table-cell table:style-name="Tabela1.A1" office:value-type="string">
            <text:p text:style-name="Table_20_Contents">✅ Sim*</text:p>
          </table:table-cell>
          <table:table-cell table:style-name="Tabela1.A1" office:value-type="string">
            <text:p text:style-name="Table_20_Contents">❌ Chaves únicas</text:p>
          </table:table-cell>
          <table:table-cell table:style-name="Tabela1.A1" office:value-type="string">
            <text:p text:style-name="Table_20_Contents">Acesso por chave</text:p>
          </table:table-cell>
          <table:table-cell table:style-name="Tabela1.A1" office:value-type="string">
            <text:p text:style-name="Table_20_Contents">Mapeamento chave → valo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junto (set)</text:span></text:p>
          </table:table-cell>
          <table:table-cell table:style-name="Tabela1.A1" office:value-type="string">
            <text:p text:style-name="Table_20_Contents">✅ Sim</text:p>
          </table:table-cell>
          <table:table-cell table:style-name="Tabela1.A1" office:value-type="string">
            <text:p text:style-name="Table_20_Contents">❌ Não</text:p>
          </table:table-cell>
          <table:table-cell table:style-name="Tabela1.A1" office:value-type="string">
            <text:p text:style-name="Table_20_Contents">❌ Não</text:p>
          </table:table-cell>
          <table:table-cell table:style-name="Tabela1.A1" office:value-type="string">
            <text:p text:style-name="Table_20_Contents">❌ Não</text:p>
          </table:table-cell>
          <table:table-cell table:style-name="Tabela1.A1" office:value-type="string">
            <text:p text:style-name="Table_20_Contents">Valores únicos / operações matemáticas</text:p>
          </table:table-cell>
        </table:table-row>
      </table:table>
      <text:p text:style-name="Text_20_body"/>
      <text:p text:style-name="Text_20_body">* Python 3.7+ mantém ordem de inserção no dicionário.</text:p>
      <text:p text:style-name="Horizontal_20_Line"/>
      <text:h text:style-name="Heading_20_1" text:outline-level="1">📦 1. LISTAS</text:h>
      <text:h text:style-name="Heading_20_2" text:outline-level="2">🧠 Conceito</text:h>
      <text:p text:style-name="Text_20_body">Coleção ordenada e mutável de elementos. Ideal quando você precisa alterar, adicionar ou remover itens com frequência.</text:p>
      <text:h text:style-name="Heading_20_2" text:outline-level="2">🌍 Caso de uso real</text:h>
      <text:p text:style-name="Text_20_body">Lista de produtos em um carrinho de compras.</text:p>
      <text:p text:style-name="Text_20_body">carrinho = ["notebook", "mouse", "teclado"]</text:p>
      <text:p text:style-name="Text_20_body">carrinho.append("monitor")</text:p>
      <text:p text:style-name="Text_20_body">carrinho.remove("mouse")</text:p>
      <text:p text:style-name="Text_20_body"/>
      <text:h text:style-name="Heading_20_2" text:outline-level="2">🧪 Desafio (iniciante → intermediário)</text:h>
      <text:h text:style-name="Heading_20_3" text:outline-level="3">🎯 Sistema simples de lista de tarefas</text:h>
      <text:p text:style-name="Text_20_body">Crie um programa que:</text:p>
      <text:list xml:id="list2985638732" text:style-name="L2">
        <text:list-item>
          <text:p text:style-name="P3">Comece com uma lista vazia chamada <text:span text:style-name="Source_20_Text">tarefas</text:span></text:p>
        </text:list-item>
        <text:list-item>
          <text:p text:style-name="P3">Permita adicionar 5 tarefas digitadas pelo usuário</text:p>
        </text:list-item>
        <text:list-item>
          <text:p text:style-name="P3">Mostre todas numeradas</text:p>
        </text:list-item>
        <text:list-item>
          <text:p text:style-name="P3">Permita marcar uma como concluída (remover da lista)</text:p>
        </text:list-item>
        <text:list-item>
          <text:p text:style-name="P3">Mostre a lista atualizada</text:p>
        </text:list-item>
      </text:list>
      <text:p text:style-name="Text_20_body"><text:soft-page-break/>💡 Extra intermediário:</text:p>
      <text:list xml:id="list174376368" text:style-name="L3">
        <text:list-item>
          <text:p text:style-name="P4">Ordenar tarefas alfabeticamente</text:p>
        </text:list-item>
        <text:list-item>
          <text:p text:style-name="P4">Mostrar quantidade restante</text:p>
        </text:list-item>
      </text:list>
      <text:p text:style-name="Horizontal_20_Line"/>
      <text:h text:style-name="Heading_20_1" text:outline-level="1">📦 2. TUPLAS</text:h>
      <text:h text:style-name="Heading_20_2" text:outline-level="2">🧠 Conceito</text:h>
      <text:p text:style-name="Text_20_body">Semelhante à lista, mas <text:span text:style-name="Strong_20_Emphasis">imutável</text:span>. Depois de criada, não pode ser alterada.</text:p>
      <text:h text:style-name="Heading_20_2" text:outline-level="2">🌍 Caso de uso real</text:h>
      <text:p text:style-name="Text_20_body">Coordenadas geográficas (não devem mudar).</text:p>
      <text:p text:style-name="Text_20_body">localizacao = (-8.2833, -35.9761) <text:s/># latitude, longitude</text:p>
      <text:p text:style-name="Text_20_body"/>
      <text:p text:style-name="Text_20_body">Outro exemplo:</text:p>
      <text:list xml:id="list3034769890" text:style-name="L4">
        <text:list-item>
          <text:p text:style-name="P5">CPF</text:p>
        </text:list-item>
        <text:list-item>
          <text:p text:style-name="P5">Data de nascimento</text:p>
        </text:list-item>
        <text:list-item>
          <text:p text:style-name="P5">Configurações fixas</text:p>
        </text:list-item>
      </text:list>
      <text:h text:style-name="Heading_20_2" text:outline-level="2">🧪 Desafio (iniciante → intermediário)</text:h>
      <text:h text:style-name="Heading_20_3" text:outline-level="3">🎯 Registro de dados fixos de um aluno</text:h>
      <text:p text:style-name="Text_20_body">Crie uma tupla com:</text:p>
      <text:list xml:id="list2366865830" text:style-name="L5">
        <text:list-item>
          <text:p text:style-name="P6">Nome</text:p>
        </text:list-item>
        <text:list-item>
          <text:p text:style-name="P6">Idade</text:p>
        </text:list-item>
        <text:list-item>
          <text:p text:style-name="P6">Altura</text:p>
        </text:list-item>
      </text:list>
      <text:p text:style-name="Text_20_body">Depois:</text:p>
      <text:list xml:id="list893516662" text:style-name="L6">
        <text:list-item>
          <text:p text:style-name="P7">Mostre cada valor separadamente</text:p>
        </text:list-item>
        <text:list-item>
          <text:p text:style-name="P7">Mostre o tipo da variável</text:p>
        </text:list-item>
        <text:list-item>
          <text:p text:style-name="P7">Conte quantos elementos existem</text:p>
        </text:list-item>
      </text:list>
      <text:p text:style-name="Text_20_body">💡 Extra intermediário:</text:p>
      <text:list xml:id="list594111057" text:style-name="L7">
        <text:list-item>
          <text:p text:style-name="P8">Crie uma lista contendo várias tuplas de alunos</text:p>
        </text:list-item>
        <text:list-item>
          <text:p text:style-name="P8">Percorra e mostre apenas os nomes</text:p>
        </text:list-item>
      </text:list>
      <text:p text:style-name="Horizontal_20_Line"/>
      <text:h text:style-name="Heading_20_1" text:outline-level="1"><text:soft-page-break/>📦 3. DICIONÁRIOS</text:h>
      <text:h text:style-name="Heading_20_2" text:outline-level="2">🧠 Conceito</text:h>
      <text:p text:style-name="Text_20_body">Armazena dados em formato <text:span text:style-name="Strong_20_Emphasis">chave → valor</text:span>. Ideal para dados estruturados.</text:p>
      <text:h text:style-name="Heading_20_2" text:outline-level="2">🌍 Caso de uso real</text:h>
      <text:p text:style-name="Text_20_body">Cadastro de usuário.</text:p>
      <text:p text:style-name="Text_20_body">usuario = {</text:p>
      <text:p text:style-name="Text_20_body"><text:s text:c="4"/>"nome": "Edmar",</text:p>
      <text:p text:style-name="Text_20_body"><text:s text:c="4"/>"idade": 39,</text:p>
      <text:p text:style-name="Text_20_body"><text:s text:c="4"/>"cidade": "Caruaru"</text:p>
      <text:p text:style-name="Text_20_body">}</text:p>
      <text:p text:style-name="Text_20_body"/>
      <text:p text:style-name="Text_20_body">Outro exemplo:</text:p>
      <text:list xml:id="list521104678" text:style-name="L8">
        <text:list-item>
          <text:p text:style-name="P9">Produto → preço</text:p>
        </text:list-item>
        <text:list-item>
          <text:p text:style-name="P9">CPF → dados pessoais</text:p>
        </text:list-item>
        <text:list-item>
          <text:p text:style-name="P9">Palavra → significado</text:p>
        </text:list-item>
      </text:list>
      <text:h text:style-name="Heading_20_2" text:outline-level="2">🧪 Desafio (iniciante → intermediário)</text:h>
      <text:h text:style-name="Heading_20_3" text:outline-level="3">🎯 Cadastro simples de produtos</text:h>
      <text:p text:style-name="Text_20_body">Crie um dicionário onde:</text:p>
      <text:list xml:id="list605032990" text:style-name="L9">
        <text:list-item>
          <text:p text:style-name="P10">chave = nome do produto</text:p>
        </text:list-item>
        <text:list-item>
          <text:p text:style-name="P10">valor = preço</text:p>
        </text:list-item>
      </text:list>
      <text:p text:style-name="Text_20_body">Depois:</text:p>
      <text:list xml:id="list2491426539" text:style-name="L10">
        <text:list-item>
          <text:p text:style-name="P11">Cadastre 3 produtos manualmente</text:p>
        </text:list-item>
        <text:list-item>
          <text:p text:style-name="P11">Mostre todos os produtos e preços</text:p>
        </text:list-item>
        <text:list-item>
          <text:p text:style-name="P11">Mostre o produto mais caro</text:p>
        </text:list-item>
      </text:list>
      <text:p text:style-name="Text_20_body">💡 Extra intermediário:</text:p>
      <text:list xml:id="list3290990819" text:style-name="L11">
        <text:list-item>
          <text:p text:style-name="P12">Permitir busca por nome do produto</text:p>
        </text:list-item>
        <text:list-item>
          <text:p text:style-name="P12">Calcular valor total de uma lista de compras</text:p>
        </text:list-item>
      </text:list>
      <text:p text:style-name="Horizontal_20_Line"/>
      <text:h text:style-name="Heading_20_1" text:outline-level="1"><text:soft-page-break/>📦 4. CONJUNTOS (SETS)</text:h>
      <text:h text:style-name="Heading_20_2" text:outline-level="2">🧠 Conceito</text:h>
      <text:p text:style-name="Text_20_body">Coleção de valores <text:span text:style-name="Strong_20_Emphasis">únicos e não ordenados</text:span>.</text:p>
      <text:p text:style-name="Text_20_body">Muito usado para:</text:p>
      <text:p text:style-name="Text_20_body">✔ remover duplicados<text:line-break/>✔ verificar existência<text:line-break/>✔ operações matemáticas</text:p>
      <text:h text:style-name="Heading_20_2" text:outline-level="2">🌍 Caso de uso real</text:h>
      <text:p text:style-name="Text_20_body">Lista de alunos presentes em duas turmas:</text:p>
      <text:p text:style-name="P1"><text:span text:style-name="Source_20_Text">turma_a = {"Ana", "Carlos", "João"}</text:span></text:p>
      <text:p text:style-name="P1"><text:span text:style-name="Source_20_Text">turma_b = {"João", "Maria", "Pedro"}</text:span></text:p>
      <text:p text:style-name="P1"/>
      <text:p text:style-name="P2"><text:span text:style-name="Source_20_Text">print(turma_a &amp; turma_b) <text:s/># alunos em ambas</text:span></text:p>
      <text:p text:style-name="Text_20_body">Operações úteis: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Operação</text:p>
            </table:table-cell>
            <table:table-cell table:style-name="Tabela2.A1" office:value-type="string">
              <text:p text:style-name="Table_20_Heading">Símbolo</text:p>
            </table:table-cell>
            <table:table-cell table:style-name="Tabela2.A1" office:value-type="string">
              <text:p text:style-name="Table_20_Heading">Significado</text:p>
            </table:table-cell>
          </table:table-row>
        </table:table-header-rows>
        <table:table-row>
          <table:table-cell table:style-name="Tabela2.A1" office:value-type="string">
            <text:p text:style-name="Table_20_Contents">União</text:p>
          </table:table-cell>
          <table:table-cell table:style-name="Tabela2.A1" office:value-type="string">
            <text:p text:style-name="Table_20_Contents">`</text:p>
          </table:table-cell>
          <table:table-cell table:style-name="Tabela2.A1" office:value-type="string">
            <text:p text:style-name="Table_20_Contents">`</text:p>
          </table:table-cell>
        </table:table-row>
        <table:table-row>
          <table:table-cell table:style-name="Tabela2.A1" office:value-type="string">
            <text:p text:style-name="Table_20_Contents">Interseção</text:p>
          </table:table-cell>
          <table:table-cell table:style-name="Tabela2.A1" office:value-type="string">
            <text:p text:style-name="Table_20_Contents"><text:span text:style-name="Source_20_Text">&amp;</text:span></text:p>
          </table:table-cell>
          <table:table-cell table:style-name="Tabela2.A1" office:value-type="string">
            <text:p text:style-name="Table_20_Contents">comuns</text:p>
          </table:table-cell>
        </table:table-row>
        <table:table-row>
          <table:table-cell table:style-name="Tabela2.A1" office:value-type="string">
            <text:p text:style-name="Table_20_Contents">Diferença</text:p>
          </table:table-cell>
          <table:table-cell table:style-name="Tabela2.A1" office:value-type="string">
            <text:p text:style-name="Table_20_Contents"><text:span text:style-name="Source_20_Text">-</text:span></text:p>
          </table:table-cell>
          <table:table-cell table:style-name="Tabela2.A1" office:value-type="string">
            <text:p text:style-name="Table_20_Contents">só de um</text:p>
          </table:table-cell>
        </table:table-row>
      </table:table>
      <text:h text:style-name="Heading_20_2" text:outline-level="2">🧪 Desafio (iniciante → intermediário)</text:h>
      <text:h text:style-name="Heading_20_3" text:outline-level="3">🎯 Controle de participantes de eventos</text:h>
      <text:p text:style-name="Text_20_body">Você tem dois eventos:</text:p>
      <text:list xml:id="list3416965917" text:style-name="L12">
        <text:list-item>
          <text:p text:style-name="P13">Python Day</text:p>
        </text:list-item>
        <text:list-item>
          <text:p text:style-name="P13">Data Science Day</text:p>
        </text:list-item>
      </text:list>
      <text:list xml:id="list2071656460" text:style-name="L13">
        <text:list-item>
          <text:p text:style-name="P14">Crie dois conjuntos com nomes de participantes</text:p>
        </text:list-item>
        <text:list-item>
          <text:p text:style-name="P14">Mostre:</text:p>
          <text:list>
            <text:list-item>
              <text:p text:style-name="P14">Quem participou dos dois</text:p>
            </text:list-item>
            <text:list-item>
              <text:p text:style-name="P14">Quem participou só do primeiro</text:p>
            </text:list-item>
            <text:list-item>
              <text:p text:style-name="P14">Total de participantes únicos</text:p>
            </text:list-item>
          </text:list>
        </text:list-item>
      </text:list>
      <text:p text:style-name="Text_20_body">💡 Extra intermediário:</text:p>
      <text:list xml:id="list3757003601" text:style-name="L14">
        <text:list-item>
          <text:p text:style-name="P15">Permitir adicionar novos participantes</text:p>
        </text:list-item>
        <text:list-item>
          <text:p text:style-name="P15">Verificar se alguém específico participou</text:p>
        </text:list-item>
      </text:list>
      <text:p text:style-name="Horizontal_20_Line"/>
      <text:h text:style-name="Heading_20_1" text:outline-level="1"><text:soft-page-break/>🧩 Comparação mental rápida (regra prática)</text:h>
      <text:p text:style-name="Text_20_body">Use:</text:p>
      <text:p text:style-name="Text_20_body">✔ <text:span text:style-name="Strong_20_Emphasis">Lista</text:span> → sequência mutável<text:line-break/>✔ <text:span text:style-name="Strong_20_Emphasis">Tupla</text:span> → sequência fixa<text:line-break/>✔ <text:span text:style-name="Strong_20_Emphasis">Dicionário</text:span> → dados estruturados com rótulos<text:line-break/>✔ <text:span text:style-name="Strong_20_Emphasis">Set</text:span> → valores únicos / matemática de conjuntos</text:p>
      <text:p text:style-name="Horizontal_20_Line"/>
      <text:h text:style-name="Heading_20_1" text:outline-level="1">💪 Se quiser evoluir ainda mais (desafio master)</text:h>
      <text:p text:style-name="Text_20_body">Crie um sistema de cadastro de alunos onde:</text:p>
      <text:list xml:id="list3211887409" text:style-name="L15">
        <text:list-item>
          <text:p text:style-name="P16">Cada aluno é um <text:span text:style-name="Strong_20_Emphasis">dicionário</text:span></text:p>
        </text:list-item>
        <text:list-item>
          <text:p text:style-name="P16">Todos alunos ficam em uma <text:span text:style-name="Strong_20_Emphasis">lista</text:span></text:p>
        </text:list-item>
        <text:list-item>
          <text:p text:style-name="P16">Cada aluno tem:</text:p>
          <text:list>
            <text:list-item>
              <text:p text:style-name="P16">nome</text:p>
            </text:list-item>
            <text:list-item>
              <text:p text:style-name="P16">idade</text:p>
            </text:list-item>
            <text:list-item>
              <text:p text:style-name="P16">disciplinas (set)</text:p>
            </text:list-item>
            <text:list-item>
              <text:p text:style-name="P16">notas (tupla fixa)</text:p>
            </text:list-item>
          </text:list>
        </text:list-item>
      </text:list>
      <text:p text:style-name="Text_20_body">Depois calcule:</text:p>
      <text:list xml:id="list2873118004" text:style-name="L16">
        <text:list-item>
          <text:p text:style-name="P17">média por aluno</text:p>
        </text:list-item>
        <text:list-item>
          <text:p text:style-name="P17">disciplinas únicas do sistema</text:p>
        </text:list-item>
        <text:list-item>
          <text:p text:style-name="P17">aluno com maior média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22:53:50.206379870</meta:creation-date>
    <dc:date>2026-02-18T22:57:16.810488772</dc:date>
    <meta:editing-duration>PT3M27S</meta:editing-duration>
    <meta:editing-cycles>1</meta:editing-cycles>
    <meta:document-statistic meta:table-count="2" meta:image-count="0" meta:object-count="0" meta:page-count="5" meta:paragraph-count="152" meta:word-count="618" meta:character-count="3544" meta:non-whitespace-character-count="3111"/>
    <meta:generator>LibreOffice/7.3.7.2$Linux_X86_64 LibreOffice_project/30$Build-2</meta:generator>
  </office:meta>
</office:document-meta>
</file>